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01df7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01df7" style:font-size-asian="16pt" style:font-size-complex="16pt"/>
    </style:style>
    <style:style style:name="P3" style:family="paragraph" style:parent-style-name="Standard">
      <loext:graphic-properties draw:fill-gradient-name="gradient" draw:fill-hatch-name="hatch"/>
      <style:paragraph-properties fo:line-height="150%"/>
      <style:text-properties officeooo:paragraph-rsid="00001df7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6pt" style:font-size-asian="16pt" style:font-name-complex="Times New Roman1" style:font-size-complex="16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X</text:span></text:p>
      <text:p text:style-name="P2"><text:span text:style-name="T5">Юля подошла к дверям кафе и осмотрелась по сторонам, ожидая кого-то. Видно было, что она мерзла в легком пальто от пронзающего ветра. Через 10 минут, вышедший из метро человек в черной шляпе направился в ее сторону. Зайдя в кафе, они сели за дальний столик. Сняв шляпу и сверкнув зелеными глазами, Виктор заказал кофе.</text:span></text:p>
      <text:p text:style-name="P2"><text:span text:style-name="T5">–Добрый Вечер, Виктор Сергеевич, – неуверенно сказала девушка.</text:span></text:p>
      <text:p text:style-name="P2"><text:span text:style-name="T5">–Здравствуй, здравствуй, – постукивая пальцами по столу, ответил тот. </text:span></text:p>
      <text:p text:style-name="P2"><text:span text:style-name="T5">–Я нашла его. Он учится в НИИ прикладной физики и кибернетики.</text:span></text:p>
      <text:p text:style-name="P2"><text:span text:style-name="T5">–Отлично. Теперь твоя задача состоит в том, чтобы завоевать доверие Алехина, узнать, где он живет, а после сообщить мне об этом. </text:span></text:p>
      <text:p text:style-name="P2"><text:span text:style-name="T5">–Да, я поняла вас. </text:span></text:p>
      <text:p text:style-name="P2"><text:span text:style-name="T5">–Свободна. Жду новостей. И да, в гостиницу приедешь завтра к 6. Я буду ждать.</text:span></text:p>
      <text:p text:style-name="P2"><text:span text:style-name="T5">Девушка кивнула и резко вышла из кафе, направившись к метро.</text:span></text:p>
      <text:p text:style-name="P2"><text:span text:style-name="T5">Виктор сидел, спокойно допивая свой кофе. </text:span></text:p>
      <text:p text:style-name="P2"><text:span text:style-name="T5">Павел приехал к университету и ждал Дашу. Она неторопливо вышла и, заметив его, направилась к машине. </text:span></text:p>
      <text:p text:style-name="P2"><text:span text:style-name="T5">–Привет, – улыбнувшись, сказал он. </text:span></text:p>
      <text:p text:style-name="P2"><text:span text:style-name="T5">–Привет, – ответила девушка.</text:span></text:p>
      <text:p text:style-name="P2"><text:span text:style-name="T5">–Устала? </text:span></text:p>
      <text:p text:style-name="P2"><text:span text:style-name="T5">–Нет. Все нормально.</text:span></text:p>
      <text:p text:style-name="P2"><text:span text:style-name="T5">–Садись, поехали тогда. </text:span></text:p>
      <text:p text:style-name="P3"><text:span text:style-name="T3">Даша села в машину, захлопнув дверь. Павел резко выехал со стоянки, направившись в сторону дома</text:span><text:span text:style-name="T1">.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25:33.230000000</meta:creation-date>
    <dc:date>2022-05-15T19:26:02.859000000</dc:date>
    <meta:editing-duration>PT29S</meta:editing-duration>
    <meta:editing-cycles>1</meta:editing-cycles>
    <meta:document-statistic meta:table-count="0" meta:image-count="0" meta:object-count="0" meta:page-count="1" meta:paragraph-count="17" meta:word-count="180" meta:character-count="1157" meta:non-whitespace-character-count="980"/>
    <meta:generator>LibreOffice/7.2.2.2$Windows_X86_64 LibreOffice_project/02b2acce88a210515b4a5bb2e46cbfb63fe97d56</meta:generator>
  </office:meta>
</office:document-meta>
</file>